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021e390" officeooo:paragraph-rsid="0021e390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21e390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7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8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officeooo:rsid="001a6a7a" officeooo:paragraph-rsid="001a6a7a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bold" officeooo:rsid="001a6a7a" officeooo:paragraph-rsid="001a6a7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03c6b" officeooo:paragraph-rsid="00003c6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ecd34" officeooo:paragraph-rsid="000ecd3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003c6b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162ec9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22961" officeooo:paragraph-rsid="00022961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3cf0d" officeooo:paragraph-rsid="0003cf0d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514c4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6f5a2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1e8c" officeooo:paragraph-rsid="000a1e8c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9142" officeooo:paragraph-rsid="000a9142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b4c12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c196d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9cbe" officeooo:paragraph-rsid="000e9cbe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10e6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2d82c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8bd1" officeooo:paragraph-rsid="00198bd1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62ec9" officeooo:paragraph-rsid="00162ec9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85ae0" officeooo:paragraph-rsid="00185ae0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9854" officeooo:paragraph-rsid="00199854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decc0" officeooo:paragraph-rsid="000decc0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f37fa" officeooo:paragraph-rsid="000f37fa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c196d" officeooo:paragraph-rsid="000c196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a9142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c74b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03c6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c74b5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3cf0d" officeooo:paragraph-rsid="0003cf0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514c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6f5a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1e8c" officeooo:paragraph-rsid="000a1e8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b4c12" officeooo:paragraph-rsid="000b4c12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9cbe" officeooo:paragraph-rsid="000e9cbe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10e64" officeooo:paragraph-rsid="00110e6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62ec9" officeooo:paragraph-rsid="00162ec9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85ae0" officeooo:paragraph-rsid="00185ae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99854" officeooo:paragraph-rsid="00199854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f37fa" officeooo:paragraph-rsid="000f37fa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a6a7a" officeooo:paragraph-rsid="001a6a7a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eb73e" officeooo:paragraph-rsid="001eb73e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21e390" officeooo:paragraph-rsid="001eb73e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03c6b" officeooo:paragraph-rsid="00003c6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912ad" officeooo:paragraph-rsid="000c74b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f37fa" officeooo:paragraph-rsid="000f37f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a6a7a" officeooo:paragraph-rsid="001a6a7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c33e9" officeooo:paragraph-rsid="001c33e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eb73e" officeooo:paragraph-rsid="001eb73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220e95" officeooo:paragraph-rsid="00220e95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21e390" officeooo:paragraph-rsid="0021e390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333333" style:font-name="Times New Roman" fo:font-size="12pt" fo:font-weight="normal" officeooo:rsid="00110e64" officeooo:paragraph-rsid="00110e64" fo:background-color="#ffffff" style:font-size-asian="12pt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333333" style:font-name="Times New Roman" fo:font-size="12pt" fo:font-weight="normal" fo:background-color="#ffffff" style:font-size-asian="12pt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decc0" officeooo:paragraph-rsid="000decc0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fo:font-weight="bold" officeooo:rsid="0021e390" officeooo:paragraph-rsid="00220e95" style:font-size-asian="12pt" style:font-weight-asian="bold" style:font-size-complex="12pt" style:font-weight-complex="bold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font-variant="normal" fo:text-transform="none" fo:color="#1f2328" style:font-name="apple-system" fo:font-size="12pt" fo:letter-spacing="normal" fo:font-style="normal"/>
    </style:style>
    <style:style style:name="T18" style:family="text">
      <style:text-properties fo:font-variant="normal" fo:text-transform="none" fo:color="#1f2328" style:font-name="apple-system" fo:letter-spacing="normal" fo:font-style="normal"/>
    </style:style>
    <style:style style:name="T19" style:family="text">
      <style:text-properties fo:font-variant="normal" fo:text-transform="none" fo:color="#1f2328" style:font-name="ui-monospace" fo:font-size="9.75pt" fo:letter-spacing="normal" fo:font-style="normal"/>
    </style:style>
    <style:style style:name="T20" style:family="text">
      <style:text-properties fo:font-variant="normal" fo:text-transform="none" fo:color="#1f2328" style:font-name="ui-monospace" fo:letter-spacing="normal" fo:font-style="normal"/>
    </style:style>
    <style:style style:name="T21" style:family="text">
      <style:text-properties fo:font-variant="normal" fo:text-transform="none" fo:color="#1f2328" fo:letter-spacing="normal" fo:font-style="normal"/>
    </style:style>
    <style:style style:name="T22" style:family="text">
      <style:text-properties fo:font-variant="normal" fo:text-transform="none" fo:color="#171717" style:font-name="var ff-monospace" fo:font-size="12pt" fo:letter-spacing="normal" fo:font-style="normal"/>
    </style:style>
    <style:style style:name="T23" style:family="text">
      <style:text-properties fo:font-variant="normal" fo:text-transform="none" fo:color="#171717" style:font-name="var ff-monospace" fo:font-size="12pt" fo:letter-spacing="normal" fo:font-style="normal" fo:font-weight="normal"/>
    </style:style>
    <style:style style:name="T24" style:family="text">
      <style:text-properties fo:font-variant="normal" fo:text-transform="none" fo:color="#171717" style:font-name="var ff-monospac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171717" style:font-name="var ff-monospace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171717" style:font-name="var ff-monospace" fo:letter-spacing="normal" fo:font-style="normal"/>
    </style:style>
    <style:style style:name="T27" style:family="text">
      <style:text-properties fo:font-variant="normal" fo:text-transform="none" fo:color="#171717" style:font-name="var ff-monospace" fo:letter-spacing="normal" fo:font-style="normal" fo:font-weight="normal"/>
    </style:style>
    <style:style style:name="T28" style:family="text">
      <style:text-properties fo:font-variant="normal" fo:text-transform="none" fo:color="#171717" style:font-name="apple-system1" fo:font-size="15pt" fo:letter-spacing="normal" fo:font-style="normal"/>
    </style:style>
    <style:style style:name="T29" style:family="text">
      <style:text-properties fo:font-variant="normal" fo:text-transform="none" fo:color="#171717" style:font-name="apple-system1" fo:font-size="15pt" fo:letter-spacing="normal" fo:font-style="normal" fo:font-weight="normal"/>
    </style:style>
    <style:style style:name="T30" style:family="text">
      <style:text-properties fo:font-variant="normal" fo:text-transform="none" fo:color="#171717" style:font-name="apple-system1" fo:letter-spacing="normal" fo:font-style="normal"/>
    </style:style>
    <style:style style:name="T31" style:family="text">
      <style:text-properties fo:font-variant="normal" fo:text-transform="none" fo:color="#171717" style:font-name="apple-system1" fo:letter-spacing="normal" fo:font-style="normal" fo:font-weight="normal"/>
    </style:style>
    <style:style style:name="T32" style:family="text">
      <style:text-properties fo:font-variant="normal" fo:text-transform="none" fo:color="#171717" style:font-name="apple-system1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fo:color="#171717" style:font-name="apple-system1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171717" fo:font-size="12pt" fo:letter-spacing="normal" fo:font-style="normal" style:font-size-asian="12pt" style:font-size-complex="12pt"/>
    </style:style>
    <style:style style:name="T35" style:family="text">
      <style:text-properties fo:font-variant="normal" fo:text-transform="none" fo:color="#171717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171717" style:font-name="Times New Roman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171717" style:font-name="Times New Roman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171717" style:font-name="Times New Roman" fo:letter-spacing="normal" fo:font-style="normal"/>
    </style:style>
    <style:style style:name="T39" style:family="text">
      <style:text-properties fo:font-variant="normal" fo:text-transform="none" fo:color="#171717" style:font-name="Times New Roman" fo:letter-spacing="normal" fo:font-style="normal" fo:font-weight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ANDOS DOCKER</text:p>
      <text:p text:style-name="P15"/>
      <text:p text:style-name="P37">Pesquisa se tem conteiner ativado</text:p>
      <text:p text:style-name="P15">docker container ls</text:p>
      <text:p text:style-name="P15"/>
      <text:p text:style-name="P37">Pesquisa se tem conteiner desativado</text:p>
      <text:p text:style-name="P15">docker container ls -a</text:p>
      <text:p text:style-name="P15"/>
      <text:p text:style-name="P37">Pesquisa se tem conteiner desativado e joga para um arquivo txt</text:p>
      <text:p text:style-name="P15">docker container ls -a &gt; nome_arquivo.txt</text:p>
      <text:p text:style-name="P15"/>
      <text:p text:style-name="P38">Cria um container, caso não exista ele procual Dock Hub e baixa para criar</text:p>
      <text:p text:style-name="P15">docker run nome_container</text:p>
      <text:p text:style-name="P15"/>
      <text:p text:style-name="P38">criar um container e renomea-lo na execução</text:p>
      <text:p text:style-name="P62">docker container run –name <text:span text:style-name="T1">meu_container</text:span> <text:s/>iner nome_container</text:p>
      <text:p text:style-name="P15"/>
      <text:p text:style-name="P38">Remover o container que não vamos mais usar</text:p>
      <text:p text:style-name="P15">docker container rm d9c8a908f361 </text:p>
      <text:p text:style-name="P40"/>
      <text:p text:style-name="P39">Remover o container que não vamos mais usar <text:span text:style-name="T8">e está em execuão</text:span></text:p>
      <text:p text:style-name="P63">docker container rm -f d9c8a908f361 </text:p>
      <text:p text:style-name="P41"/>
      <text:p text:style-name="P40">Comando para criar um container e abilitar o terminal deste container para interagirmos</text:p>
      <text:p text:style-name="P17">docker container run -it ubunt<text:span text:style-name="T3">u</text:span> /bin/bash</text:p>
      <text:p text:style-name="P17"/>
      <text:p text:style-name="P42"><text:span text:style-name="T6">P</text:span>ara sair</text:p>
      <text:p text:style-name="P18">exit </text:p>
      <text:p text:style-name="P18"/>
      <text:p text:style-name="P43"><text:span text:style-name="T5">A</text:span>bre um container com o nginx mas prende o cusor</text:p>
      <text:p text:style-name="P19">docker container run nginx <text:s text:c="3"/></text:p>
      <text:p text:style-name="P15"/>
      <text:p text:style-name="P44"><text:span text:style-name="T5">A</text:span>bre um container com o nginx <text:span text:style-name="T4">sem prender o cusor</text:span></text:p>
      <text:p text:style-name="P20">docker container run -<text:span text:style-name="T4">d </text:span>nginx <text:s text:c="3"/></text:p>
      <text:p text:style-name="P20"/>
      <text:p text:style-name="P45">Para entrar com contair que acabanos de criar</text:p>
      <text:p text:style-name="P21">docker container exec -it 333d9a616f1a <text:span text:style-name="T2">/bin/bash</text:span></text:p>
      <text:p text:style-name="P15"/>
      <text:p text:style-name="P38">port bind conecta a porta do container a porta do servidor</text:p>
      <text:p text:style-name="P22">docker container run -d -p 8080:80 nginx</text:p>
      <text:p text:style-name="P15"/>
      <text:p text:style-name="P46">Estalando o mongodb e definir bind e usuario e senha em um único comandos</text:p>
      <text:p text:style-name="P23">docker container run -d -p 27017:27017 -e MONGO_INITDB_ROOT_USERNAME=mongouser -e MONGO_INITDB_ROOT_PASSWORD=mongopwd mongo</text:p>
      <text:p text:style-name="P15"/>
      <text:p text:style-name="P37">Onde: </text:p>
      <text:p text:style-name="P24">mongouser <text:span text:style-name="T7">= nome de usuario que você quer utilizar;</text:span></text:p>
      <text:p text:style-name="P24">mongopwd <text:span text:style-name="T7">= senha que você quer utilizar</text:span></text:p>
      <text:p text:style-name="P24"/>
      <text:p text:style-name="P47">Retorna o id de todos os containers ativos</text:p>
      <text:p text:style-name="P25">docker container ls -q</text:p>
      <text:p text:style-name="P25"/>
      <text:p text:style-name="P47"><text:soft-page-break/>Retorn<text:span text:style-name="T15">a</text:span> o id de todos os containers ativos e inativos(exit)</text:p>
      <text:p text:style-name="P25">docker container ls -qa</text:p>
      <text:p text:style-name="P24"/>
      <text:p text:style-name="P48">Remove todos os containers ativos e inativos</text:p>
      <text:p text:style-name="P26">docker container rm -f $(<text:span text:style-name="T9">docker container ls -qa</text:span>)</text:p>
      <text:p text:style-name="P15"/>
      <text:p text:style-name="P50">Criar um container apartir de um Dockerfile</text:p>
      <text:p text:style-name="P28">1- Criar uma pasta onde vai ser criado o Dockerfile</text:p>
      <text:p text:style-name="P28">2- Abrir o vs-code ou editor de sua preferencia</text:p>
      <text:p text:style-name="P28">3-criar o arquivo com o nome Dockerfile e digitar os comando<text:span text:style-name="T16">s</text:span> desejados</text:p>
      <text:p text:style-name="P30"/>
      <text:p text:style-name="P28">ex<text:span text:style-name="T16">1</text:span>.:</text:p>
      <text:p text:style-name="P72"><text:span text:style-name="T11">FROM</text:span> <text:span text:style-name="T12">ubuntu</text:span></text:p>
      <text:p text:style-name="P73"><text:span text:style-name="T11">RUN</text:span> <text:span text:style-name="T13">apt</text:span> <text:span text:style-name="T13">update</text:span></text:p>
      <text:p text:style-name="P73"><text:span text:style-name="T11">RUN</text:span> <text:span text:style-name="T13">apt</text:span> <text:span text:style-name="T13">install</text:span> <text:span text:style-name="T13">curl</text:span> <text:span text:style-name="T13">--yes</text:span></text:p>
      <text:p text:style-name="P28"/>
      <text:p text:style-name="P30">ex2.:</text:p>
      <text:p text:style-name="P31">FROM node:18.15.0</text:p>
      <text:p text:style-name="P31">WORKDIR /app</text:p>
      <text:p text:style-name="P31">COPY package*.json ./</text:p>
      <text:p text:style-name="P31">RUN npm install</text:p>
      <text:p text:style-name="P31">COPY . .</text:p>
      <text:p text:style-name="P31">CMD ["node","server.js"]</text:p>
      <text:p text:style-name="P30"/>
      <text:p text:style-name="P28">4- Executar o comando </text:p>
      <text:p text:style-name="P28">docker build -t nome_desejado -f Dockerfile .</text:p>
      <text:p text:style-name="P29">docker build -t <text:span text:style-name="T14">aula-ubuntu-curl</text:span> -f Dockerfile .</text:p>
      <text:p text:style-name="P28"/>
      <text:p text:style-name="P51">Comando para visualizar a imagem criada.</text:p>
      <text:p text:style-name="P32">Docker image ls</text:p>
      <text:p text:style-name="P32"/>
      <text:p text:style-name="P52">Comando para retirar as imagens lixo</text:p>
      <text:p text:style-name="P33">Docker image prune</text:p>
      <text:p text:style-name="P33"/>
      <text:p text:style-name="P53">Comando para subir a imagem para o repositorio docker hub</text:p>
      <text:p text:style-name="P34">Docker push nome_da_image:v1</text:p>
      <text:p text:style-name="P34"/>
      <text:p text:style-name="P34">docker tag marcosrenato/aula-converte-temperatura:v1 marcosrenato/aula-converte-temperatura:latest</text:p>
      <text:p text:style-name="P16"/>
      <text:p text:style-name="P13">COMANDOS GIT</text:p>
      <text:p text:style-name="P15"/>
      <text:p text:style-name="P74"><text:span text:style-name="T42">git clone </text:span><text:a xlink:type="simple" xlink:href="https://endere_do_git/" text:style-name="Internet_20_link" text:visited-style-name="Visited_20_Internet_20_Link"><text:span text:style-name="T42">https://endere_do_git</text:span></text:a></text:p>
      <text:p text:style-name="P35"/>
      <text:p text:style-name="P35">git status</text:p>
      <text:p text:style-name="P35"/>
      <text:p text:style-name="P35">git add nome_arquivo</text:p>
      <text:p text:style-name="P35"/>
      <text:p text:style-name="P35">git add .</text:p>
      <text:p text:style-name="P35"/>
      <text:p text:style-name="P35">Git commit -m “digite a mensagem que deseja aqui para registra o commit”</text:p>
      <text:p text:style-name="P35"/>
      <text:p text:style-name="P35"><text:soft-page-break/>git push </text:p>
      <text:p text:style-name="P35"/>
      <text:p text:style-name="P35">git push origin nome_branch</text:p>
      <text:p text:style-name="P35"/>
      <text:p text:style-name="P35">git pull</text:p>
      <text:p text:style-name="P35"/>
      <text:p text:style-name="P25">git branch -m <text:span text:style-name="T10">nome_branch</text:span></text:p>
      <text:p text:style-name="P35"/>
      <text:p text:style-name="P35">git checkout nome_branch</text:p>
      <text:p text:style-name="P35"/>
      <text:p text:style-name="P35">git merge nome_outra_branch</text:p>
      <text:p text:style-name="P35"/>
      <text:p text:style-name="P35"/>
      <text:p text:style-name="P14">COMANDOS LINUX</text:p>
      <text:p text:style-name="P27"/>
      <text:p text:style-name="P49">Comando para atualizar repositórios </text:p>
      <text:p text:style-name="P27">apt update</text:p>
      <text:p text:style-name="P15"/>
      <text:p text:style-name="P54">Comando para instalar o curl</text:p>
      <text:p text:style-name="P36">apt install curl</text:p>
      <text:p text:style-name="P36"/>
      <text:p text:style-name="P54">Comando para instalar o curl sem pedir confirmação</text:p>
      <text:p text:style-name="P64">apt install curl --yes</text:p>
      <text:p text:style-name="P64"/>
      <text:p text:style-name="P55">Comando para entrar em modo root</text:p>
      <text:p text:style-name="P65"><text:span text:style-name="T21">sudo su</text:span> </text:p>
      <text:p text:style-name="P65"/>
      <text:p text:style-name="P55">comando para ler manual de um comando</text:p>
      <text:p text:style-name="P65"><text:span text:style-name="T21">man chmod</text:span> </text:p>
      <text:p text:style-name="P65"/>
      <text:p text:style-name="P55">verificar a distribuição e versão do sistema operacional</text:p>
      <text:p text:style-name="P9">lsb_release -a</text:p>
      <text:p text:style-name="P65"/>
      <text:p text:style-name="P55">verificar a versão do kernel do sistema operacional</text:p>
      <text:p text:style-name="P9">uname -a</text:p>
      <text:p text:style-name="P65"/>
      <text:p text:style-name="P55">verificar nome do computador</text:p>
      <text:p text:style-name="P9">hostname</text:p>
      <text:p text:style-name="P10">hostname -f</text:p>
      <text:p text:style-name="P12">Diagnostico do sistema</text:p>
      <text:p text:style-name="P55">Verifica a utilização de memoriar</text:p>
      <text:p text:style-name="P65">free -m</text:p>
      <text:p text:style-name="P65"/>
      <text:p text:style-name="P56">monitorar uso de cpu, menoria e processos em execução;</text:p>
      <text:p text:style-name="P66">top</text:p>
      <text:p text:style-name="P66"/>
      <text:p text:style-name="P56">Listar todos os processos em execução</text:p>
      <text:p text:style-name="P66">ps auxf</text:p>
      <text:p text:style-name="P66"/>
      <text:p text:style-name="P66">Matar um processo </text:p>
      <text:p text:style-name="P66">kill -9 pid</text:p>
      <text:p text:style-name="P56">monitorar o uso de io</text:p>
      <text:p text:style-name="P66"><text:soft-page-break/>vmstat 1 20</text:p>
      <text:p text:style-name="P66"/>
      <text:p text:style-name="P56">verificar o espaço em disco em cada patição</text:p>
      <text:p text:style-name="P66">df -h</text:p>
      <text:p text:style-name="P66"/>
      <text:p text:style-name="P56">listar arquivos abertos e os processos que estão usando os arquivos</text:p>
      <text:p text:style-name="P66">lsof</text:p>
      <text:p text:style-name="P66"/>
      <text:p text:style-name="P66"><text:span text:style-name="T40">obs.: </text:span>para comando que possuem saídas muito longa, pode-se utilizar um “pip” seguido do comando more</text:p>
      <text:p text:style-name="P66">lsof | <text:s/>more</text:p>
      <text:p text:style-name="P66"/>
      <text:p text:style-name="P57">Diagnostico de rede</text:p>
      <text:p text:style-name="P58">Verificar conectividade de rede</text:p>
      <text:p text:style-name="P67">ping -c 4 www.google.com</text:p>
      <text:p text:style-name="P66"/>
      <text:p text:style-name="P59">Verificar conectividade de rede</text:p>
      <text:p text:style-name="P68">ifconfig</text:p>
      <text:p text:style-name="P68">ou</text:p>
      <text:p text:style-name="P68">ip address</text:p>
      <text:p text:style-name="P68"/>
      <text:p text:style-name="P60">listar todos os computadores ligados na rede local</text:p>
      <text:p text:style-name="P69">nmap -sP <text:s/>172.18.2.0/24</text:p>
      <text:p text:style-name="P69"/>
      <text:h text:style-name="P6" text:outline-level="2">Gerenciamento de arquivos</text:h>
      <text:p text:style-name="P2"/>
      <text:h text:style-name="P8" text:outline-level="3">Listar arquivos do diretório local:</text:h>
      <text:p text:style-name="P10">ls -l</text:p>
      <text:p text:style-name="P10"/>
      <text:h text:style-name="P8" text:outline-level="3">Listar arquivos e diretórios ocultos:</text:h>
      <text:p text:style-name="P1">Diretórios ocultos no Linux possuem um . no inicio do nome.</text:p>
      <text:p text:style-name="P10">ls -la</text:p>
      <text:p text:style-name="P10"/>
      <text:h text:style-name="P8" text:outline-level="3"><text:bookmark text:name="user-content-17-criar-um-diretório"/>Criar um diretório:</text:h>
      <text:p text:style-name="P10">mkdir diretorio</text:p>
      <text:p text:style-name="P10"/>
      <text:h text:style-name="P8" text:outline-level="3">Entrar em um diretório:</text:h>
      <text:p text:style-name="P10">cd diretorio</text:p>
      <text:p text:style-name="P10"/>
      <text:h text:style-name="P8" text:outline-level="3">Criar um arquivo vazio:</text:h>
      <text:p text:style-name="P10">touch arquivo.txt</text:p>
      <text:p text:style-name="P10"/>
      <text:h text:style-name="P8" text:outline-level="3"><text:bookmark text:name="user-content-20-adicionar-conteúdo-a-um-arquivo-usando-o-cat"/>Adicionar conteúdo a um arquivo usando o cat:</text:h>
      <text:p text:style-name="P10">cat &gt; arquivo.txt</text:p>
      <text:p text:style-name="P1">exemplo de conteúdo</text:p>
      <text:p text:style-name="P1">CONTROL+D</text:p>
      <text:p text:style-name="P1"/>
      <text:h text:style-name="P8" text:outline-level="3"><text:bookmark text:name="user-content-21-adicionar-uma-linha-ao-final-do-arquivo"/>Adicionar uma linha ao final do arquivo:</text:h>
      <text:p text:style-name="P10">echo "exemplo linha" &gt;&gt; arquivo.txt</text:p>
      <text:p text:style-name="P10"/>
      <text:h text:style-name="P8" text:outline-level="3">Verificar o conteúdo de um arquivo:</text:h>
      <text:p text:style-name="P10">cat arquivo.txt</text:p>
      <text:h text:style-name="P8" text:outline-level="3"><text:bookmark text:name="user-content-23-criar-um-link-simbólico"/><text:soft-page-break/>Criar um link simbólico:</text:h>
      <text:p text:style-name="P10">ln -s /etc/hosts arquivo2.txt</text:p>
      <text:p text:style-name="P10">ls -l</text:p>
      <text:p text:style-name="P10">cat arquivo2.txt</text:p>
      <text:p text:style-name="P10"/>
      <text:h text:style-name="P8" text:outline-level="3"><text:bookmark text:name="user-content-24-apagar-um-arquivo"/>Apagar um arquivo:</text:h>
      <text:p text:style-name="P10">rm arquivo.txt</text:p>
      <text:p text:style-name="P10"/>
      <text:h text:style-name="P8" text:outline-level="3"><text:bookmark text:name="user-content-25-apagar-um-diretório"/><text:s/>Apagar um diretório:</text:h>
      <text:p text:style-name="P10">rm -rf diretorio</text:p>
      <text:p text:style-name="P10"/>
      <text:h text:style-name="P7" text:outline-level="2"><text:bookmark text:name="user-content-trabalhando-com-servidores-remotos"/>Trabalhando com servidores remotos</text:h>
      <text:h text:style-name="P8" text:outline-level="3"><text:bookmark text:name="user-content-26-conectar-via-ssh-a-um-computador-remoto"/>26. Conectar via SSH a um computador remoto</text:h>
      <text:p text:style-name="P1">ON-LINE: pular esse item.</text:p>
      <text:p text:style-name="P1">Logar em um computador remoto via SSH.</text:p>
      <text:p text:style-name="P1">Obs: escolher o endereço IP de uma das máquinas do laboratório.</text:p>
      <text:p text:style-name="P10">ssh labredes@10.32.143.132</text:p>
      <text:p text:style-name="P1">Deslogar do computador:</text:p>
      <text:p text:style-name="P10">exit</text:p>
      <text:h text:style-name="P8" text:outline-level="3">Copiar arquivos para um computador remoto:</text:h>
      <text:p text:style-name="P1">ON-LINE: pular esse item.</text:p>
      <text:p text:style-name="P1">No computador local, executar o comando scp</text:p>
      <text:p text:style-name="P10">scp local.txt labredes@ip-da-maquinaremota:~/</text:p>
      <text:p text:style-name="P1">O arquivo local.txt será copiado da máquina local para o diretório home (~/) da máquina remota</text:p>
      <text:h text:style-name="P8" text:outline-level="3"><text:bookmark text:name="user-content-28-copiar-um-diretório-para-um-computador-remoto"/>28. Copiar um diretório para um computador remoto:</text:h>
      <text:p text:style-name="P1">ON-LINE: pular esse item.</text:p>
      <text:p text:style-name="P10">scp -r diretorio labredes@ip-da-maquinaremota:~/</text:p>
      <text:h text:style-name="P7" text:outline-level="2"><text:bookmark text:name="user-content-gerenciamento-de-pacotes"/>Gerenciamento de pacotes:</text:h>
      <text:h text:style-name="P8" text:outline-level="3"><text:bookmark text:name="user-content-29-atualizar-base-de-dados-de-pacotes"/>29. Atualizar base de dados de pacotes:</text:h>
      <text:p text:style-name="P10"># apt-get update</text:p>
      <text:h text:style-name="P8" text:outline-level="3"><text:bookmark text:name="user-content-30-buscar-por-um-pacote-através-do-nome-ou-parte-do-nome"/>30. Buscar por um pacote através do nome ou parte do nome:</text:h>
      <text:p text:style-name="P10">apt-cache search htop</text:p>
      <text:h text:style-name="P8" text:outline-level="3"><text:bookmark text:name="user-content-31-instalar-um-pacote"/>31. Instalar um pacote:</text:h>
      <text:p text:style-name="P10"># apt-get install htop</text:p>
      <text:p text:style-name="P10">htop</text:p>
      <text:h text:style-name="P8" text:outline-level="3"><text:bookmark text:name="user-content-32-desinstalar-um-pacote"/>32. Desinstalar um pacote:</text:h>
      <text:p text:style-name="P10"># apt-get remove htop</text:p>
      <text:h text:style-name="P7" text:outline-level="2"><text:bookmark text:name="user-content-trabalhando-com-shell-scripts"/>Trabalhando com Shell Scripts</text:h>
      <text:h text:style-name="P8" text:outline-level="3"><text:bookmark text:name="user-content-33-editando-arquivos-em-modo-texto"/>33. Editando arquivos em modo texto:</text:h>
      <text:p text:style-name="P1">As principais opções são nano (mais fácil) e vim.</text:p>
      <text:p text:style-name="P11">nano -w teste.sh</text:p>
      <text:p text:style-name="P1">ou</text:p>
      <text:p text:style-name="P75">Editor de texto vim</text:p>
      <text:p text:style-name="P70">vim teste.sh</text:p>
      <text:p text:style-name="P61"/>
      <text:p text:style-name="P3"><text:span text:style-name="Source_20_Text"><text:span text:style-name="T36">:q -</text:span></text:span><text:span text:style-name="T36"> sair do arquivo atual</text:span></text:p>
      <text:p text:style-name="P4"><text:span text:style-name="Source_20_Text"><text:span text:style-name="T37">:q! -</text:span></text:span><text:span text:style-name="T37"> saída forçada do arquivo atual</text:span></text:p>
      <text:p text:style-name="P5"><text:span text:style-name="Source_20_Text"><text:span text:style-name="T37">:w - </text:span></text:span><text:span text:style-name="T37">salvar</text:span></text:p>
      <text:p text:style-name="P5"><text:span text:style-name="Source_20_Text"><text:span text:style-name="T37">:wq -</text:span></text:span><text:span text:style-name="T37"> salvar e sair</text:span></text:p>
      <text:p text:style-name="P71"/>
      <text:p text:style-name="P69"/>
      <text:p text:style-name="P69"/>
      <text:p text:style-name="P69"><text:soft-page-break/></text:p>
      <text:p text:style-name="P68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7-07T06:52:04.597000000</dc:date>
    <meta:editing-duration>PT18H33M47S</meta:editing-duration>
    <meta:editing-cycles>14</meta:editing-cycles>
    <meta:generator>LibreOffice/6.1.3.2$Windows_X86_64 LibreOffice_project/86daf60bf00efa86ad547e59e09d6bb77c699acb</meta:generator>
    <meta:document-statistic meta:table-count="0" meta:image-count="0" meta:object-count="0" meta:page-count="6" meta:paragraph-count="184" meta:word-count="901" meta:character-count="5544" meta:non-whitespace-character-count="4807"/>
  </office:meta>
</office:document-meta>
</file>